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0000000485ED5A313564321D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mily-generic="swiss"/>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921cm" style:rel-width="100%" fo:margin-left="0cm" fo:margin-top="0cm" fo:margin-bottom="0cm" table:align="left" fo:background-color="#f1f1f1" style:writing-mode="lr-tb">
        <style:background-image/>
      </style:table-properties>
    </style:style>
    <style:style style:name="Table1.A" style:family="table-column">
      <style:table-column-properties style:column-width="1.328cm" style:rel-column-width="5465*"/>
    </style:style>
    <style:style style:name="Table1.B" style:family="table-column">
      <style:table-column-properties style:column-width="1.328cm" style:rel-column-width="5466*"/>
    </style:style>
    <style:style style:name="Table1.L" style:family="table-column">
      <style:table-column-properties style:column-width="1.314cm" style:rel-column-width="5411*"/>
    </style:style>
    <style:style style:name="Table1.1" style:family="table-row">
      <style:table-row-properties fo:keep-together="auto"/>
    </style:style>
    <style:style style:name="Table1.A1" style:family="table-cell">
      <style:table-cell-properties fo:background-color="#f1f1f1" fo:padding="0.212cm" fo:border-left="3pt solid #ffffff" fo:border-right="3pt solid #ffffff" fo:border-top="0.75pt solid #dddddd" fo:border-bottom="3pt solid #ffffff">
        <style:background-image/>
      </style:table-cell-properties>
    </style:style>
    <style:style style:name="P1" style:family="paragraph" style:parent-style-name="Standard">
      <style:text-properties fo:color="#404040" fo:font-size="13pt" style:font-size-asian="13pt" style:font-name-complex="Arial" style:font-size-complex="13pt"/>
    </style:style>
    <style:style style:name="P2" style:family="paragraph" style:parent-style-name="Standard">
      <loext:graphic-properties draw:fill="solid" draw:fill-color="#ffffff"/>
      <style:paragraph-properties fo:background-color="#ffffff"/>
    </style:style>
    <style:style style:name="P3" style:family="paragraph" style:parent-style-name="Standard">
      <style:text-properties fo:font-size="13pt" fo:font-weight="normal" officeooo:rsid="000272ad" officeooo:paragraph-rsid="000272ad" style:font-size-asian="11.3500003814697pt" style:font-weight-asian="normal" style:font-size-complex="13pt" style:font-weight-complex="normal"/>
    </style:style>
    <style:style style:name="P4" style:family="paragraph" style:parent-style-name="Standard">
      <style:text-properties fo:color="#000000" fo:font-size="12pt" fo:background-color="#ffffff" style:font-size-asian="12pt" style:font-name-complex="Arial" style:font-size-complex="12pt"/>
    </style:style>
    <style:style style:name="P5" style:family="paragraph" style:parent-style-name="Standard">
      <style:text-properties fo:color="#000000" fo:font-size="13pt" fo:font-weight="normal" officeooo:rsid="000272ad" officeooo:paragraph-rsid="000272ad" style:font-size-asian="11.3500003814697pt" style:font-weight-asian="normal" style:font-size-complex="13pt" style:font-weight-complex="normal"/>
    </style:style>
    <style:style style:name="P6" style:family="paragraph" style:parent-style-name="Standard">
      <style:text-properties fo:color="#000000" fo:font-size="13pt" fo:font-weight="normal" officeooo:rsid="000384bf" officeooo:paragraph-rsid="000384bf" style:font-size-asian="11.3500003814697pt" style:font-weight-asian="normal" style:font-size-complex="13pt" style:font-weight-complex="normal"/>
    </style:style>
    <style:style style:name="P7" style:family="paragraph" style:parent-style-name="Standard">
      <style:text-properties fo:color="#000000" fo:font-size="13pt" fo:font-weight="normal" officeooo:rsid="0003cc48" officeooo:paragraph-rsid="0003cc48" style:font-size-asian="11.3500003814697pt" style:font-weight-asian="normal" style:font-size-complex="13pt" style:font-weight-complex="normal"/>
    </style:style>
    <style:style style:name="P8" style:family="paragraph" style:parent-style-name="Standard">
      <style:text-properties fo:color="#000000" fo:font-size="13pt" fo:font-weight="normal" officeooo:rsid="0003cc48" officeooo:paragraph-rsid="0003cc48" style:font-size-asian="13pt" style:font-weight-asian="normal" style:font-size-complex="13pt" style:font-weight-complex="normal"/>
    </style:style>
    <style:style style:name="P9" style:family="paragraph" style:parent-style-name="Standard">
      <style:text-properties fo:color="#000000" fo:font-size="13pt" fo:font-weight="bold" officeooo:rsid="000272ad" officeooo:paragraph-rsid="000272ad" style:font-size-asian="11.3500003814697pt" style:font-weight-asian="bold" style:font-size-complex="13pt" style:font-weight-complex="bold"/>
    </style:style>
    <style:style style:name="P10" style:family="paragraph" style:parent-style-name="Standard">
      <style:text-properties fo:color="#000000" fo:font-size="13pt" fo:font-weight="bold" officeooo:rsid="000384bf" officeooo:paragraph-rsid="000384bf" style:font-size-asian="11.3500003814697pt" style:font-weight-asian="bold" style:font-size-complex="13pt" style:font-weight-complex="bold"/>
    </style:style>
    <style:style style:name="P11" style:family="paragraph" style:parent-style-name="Standard">
      <style:text-properties fo:color="#000000" fo:font-size="20pt" fo:font-weight="bold" officeooo:rsid="0003cc48" officeooo:paragraph-rsid="0003cc48" style:font-size-asian="20pt" style:font-weight-asian="bold" style:font-size-complex="20pt" style:font-weight-complex="bold"/>
    </style:style>
    <style:style style:name="P12" style:family="paragraph" style:parent-style-name="Standard">
      <style:text-properties fo:font-size="20pt" fo:font-weight="bold" officeooo:rsid="000272ad" officeooo:paragraph-rsid="000272ad" style:font-size-asian="20pt" style:font-weight-asian="bold" style:font-size-complex="20pt" style:font-weight-complex="bold"/>
    </style:style>
    <style:style style:name="P13" style:family="paragraph" style:parent-style-name="Standard">
      <style:text-properties fo:font-size="20pt" fo:font-weight="bold" officeooo:rsid="00056524" officeooo:paragraph-rsid="00056524" style:font-size-asian="20pt" style:font-weight-asian="bold" style:font-size-complex="20pt" style:font-weight-complex="bold"/>
    </style:style>
    <style:style style:name="P14" style:family="paragraph" style:parent-style-name="Standard">
      <style:text-properties officeooo:paragraph-rsid="0003cc48"/>
    </style:style>
    <style:style style:name="P15" style:family="paragraph" style:parent-style-name="Standard">
      <style:text-properties style:font-name="Calibri1" fo:font-size="13pt" fo:font-weight="normal" officeooo:rsid="00056524" officeooo:paragraph-rsid="00056524" style:font-size-asian="13pt" style:font-weight-asian="normal" style:font-size-complex="13pt" style:font-weight-complex="normal"/>
    </style:style>
    <style:style style:name="P16" style:family="paragraph" style:parent-style-name="Text_20_body">
      <style:text-properties fo:color="#000000" fo:font-size="13pt" fo:font-weight="normal" officeooo:rsid="0003cc48" officeooo:paragraph-rsid="0003cc48" style:font-size-asian="13pt" style:font-weight-asian="normal" style:font-size-complex="13pt" style:font-weight-complex="normal"/>
    </style:style>
    <style:style style:name="P17" style:family="paragraph" style:parent-style-name="Text_20_body">
      <style:text-properties fo:font-size="13pt" style:font-size-asian="13pt" style:font-size-complex="13pt"/>
    </style:style>
    <style:style style:name="P18" style:family="paragraph" style:parent-style-name="Text_20_body">
      <style:text-properties fo:font-size="13pt" officeooo:paragraph-rsid="00056524" style:font-size-asian="11.3500003814697pt" style:font-size-complex="13pt"/>
    </style:style>
    <style:style style:name="P19" style:family="paragraph" style:parent-style-name="Normal_20__28_Web_29_">
      <loext:graphic-properties draw:fill="solid" draw:fill-color="#ffffff"/>
      <style:paragraph-properties fo:margin-top="0cm" fo:margin-bottom="0.265cm" loext:contextual-spacing="false" fo:background-color="#ffffff"/>
      <style:text-properties fo:color="#000000" style:font-name="Calibri" fo:font-size="13pt" style:font-size-asian="13pt" style:font-size-complex="13pt"/>
    </style:style>
    <style:style style:name="P20" style:family="paragraph" style:parent-style-name="Preformatted_20_Text">
      <style:text-properties officeooo:paragraph-rsid="0003cc48"/>
    </style:style>
    <style:style style:name="P21" style:family="paragraph" style:parent-style-name="Preformatted_20_Text">
      <style:text-properties officeooo:paragraph-rsid="0004aff1"/>
    </style:style>
    <style:style style:name="P22" style:family="paragraph" style:parent-style-name="Preformatted_20_Text">
      <style:text-properties style:font-name="Calibri1" fo:font-size="13pt" style:font-size-asian="13pt" style:font-size-complex="13pt"/>
    </style:style>
    <style:style style:name="P23" style:family="paragraph" style:parent-style-name="Standard" style:master-page-name="Standard">
      <style:paragraph-properties fo:text-align="center" style:justify-single-word="false" style:page-number="auto"/>
      <style:text-properties fo:color="#404040" fo:font-size="32pt" fo:font-weight="bold" style:font-size-asian="32pt" style:font-weight-asian="bold" style:font-name-complex="Arial" style:font-size-complex="32pt"/>
    </style:style>
    <style:style style:name="P24" style:family="paragraph" style:parent-style-name="Standard">
      <style:text-properties fo:color="#404040" fo:font-size="13pt" style:font-size-asian="13pt" style:font-name-complex="Arial" style:font-size-complex="13pt"/>
    </style:style>
    <style:style style:name="P25" style:family="paragraph" style:parent-style-name="Standard">
      <style:text-properties fo:font-size="20pt" fo:font-weight="bold" style:font-size-asian="20pt" style:font-weight-asian="bold" style:font-size-complex="20pt"/>
    </style:style>
    <style:style style:name="P26" style:family="paragraph" style:parent-style-name="Standard">
      <style:text-properties fo:color="#222222" fo:font-size="13pt" fo:background-color="#ffffff" style:font-size-asian="13pt" style:font-name-complex="Arial" style:font-size-complex="13pt"/>
    </style:style>
    <style:style style:name="P27" style:family="paragraph" style:parent-style-name="Standard">
      <style:text-properties fo:color="#222222" fo:font-size="20pt" fo:font-weight="bold" fo:background-color="#ffffff" style:font-size-asian="20pt" style:font-weight-asian="bold" style:font-name-complex="Arial" style:font-size-complex="20pt"/>
    </style:style>
    <style:style style:name="P28" style:family="paragraph" style:parent-style-name="Standard">
      <style:text-properties fo:color="#000000" fo:font-size="12pt" fo:background-color="#ffffff" style:font-size-asian="12pt" style:font-name-complex="Arial" style:font-size-complex="12pt"/>
    </style:style>
    <style:style style:name="P29" style:family="paragraph" style:parent-style-name="Standard">
      <style:text-properties fo:color="#000000" fo:font-size="20pt" fo:font-weight="bold" style:font-size-asian="20pt" style:font-weight-asian="bold" style:font-name-complex="Segoe UI" style:font-size-complex="20pt"/>
    </style:style>
    <style:style style:name="P30" style:family="paragraph" style:parent-style-name="Standard">
      <loext:graphic-properties draw:fill="solid" draw:fill-color="#ffffff"/>
      <style:paragraph-properties fo:background-color="#ffffff"/>
      <style:text-properties fo:color="#000000" fo:font-size="20pt" fo:font-weight="bold" style:font-size-asian="20pt" style:font-weight-asian="bold" style:font-name-complex="Segoe UI" style:font-size-complex="20pt"/>
    </style:style>
    <style:style style:name="P31" style:family="paragraph" style:parent-style-name="Standard">
      <loext:graphic-properties draw:fill="solid" draw:fill-color="#ffffff"/>
      <style:paragraph-properties fo:background-color="#ffffff"/>
      <style:text-properties fo:font-size="13pt" fo:background-color="#ffffff" style:font-size-asian="13pt" style:font-name-complex="Arial" style:font-size-complex="13pt"/>
    </style:style>
    <style:style style:name="P32" style:family="paragraph" style:parent-style-name="Standard">
      <style:text-properties fo:font-size="13pt" style:font-size-asian="13pt" style:font-size-complex="13pt"/>
    </style:style>
    <style:style style:name="P33" style:family="paragraph" style:parent-style-name="Standard">
      <style:text-properties fo:font-size="13pt" officeooo:paragraph-rsid="0003cc48" style:font-size-asian="13pt" style:font-size-complex="13pt"/>
    </style:style>
    <style:style style:name="P34" style:family="paragraph" style:parent-style-name="Standard">
      <style:paragraph-properties fo:margin-top="0cm" fo:margin-bottom="0.529cm" loext:contextual-spacing="false" fo:text-align="center" style:justify-single-word="false"/>
      <style:text-properties fo:font-size="13pt" style:font-size-asian="13pt" style:font-size-complex="13pt"/>
    </style:style>
    <style:style style:name="P35" style:family="paragraph" style:parent-style-name="Standard" style:list-style-name="WWNum1">
      <loext:graphic-properties draw:fill="solid" draw:fill-color="#ffffff"/>
      <style:paragraph-properties fo:margin-top="0.494cm" fo:margin-bottom="0.494cm" loext:contextual-spacing="false" fo:line-height="100%" fo:background-color="#ffffff"/>
    </style:style>
    <style:style style:name="P36" style:family="paragraph" style:parent-style-name="Text_20_body">
      <style:text-properties style:font-name="Calibri1" fo:font-size="13pt" fo:font-weight="normal" officeooo:rsid="00056524" officeooo:paragraph-rsid="00056524" style:font-size-asian="13pt" style:font-weight-asian="normal" style:font-size-complex="13pt" style:font-weight-complex="normal"/>
    </style:style>
    <style:style style:name="P37" style:family="paragraph" style:parent-style-name="Heading_20_2">
      <loext:graphic-properties draw:fill="solid" draw:fill-color="#ffffff"/>
      <style:paragraph-properties fo:margin-top="0.265cm" fo:margin-bottom="0.265cm" loext:contextual-spacing="false" fo:background-color="#ffffff"/>
      <style:text-properties fo:color="#000000" style:font-name="Calibri" fo:font-size="20pt" style:font-size-asian="20pt" style:font-name-complex="Segoe UI" style:font-size-complex="20pt" style:font-weight-complex="normal"/>
    </style:style>
    <style:style style:name="P38" style:family="paragraph" style:parent-style-name="Normal_20__28_Web_29_">
      <loext:graphic-properties draw:fill="solid" draw:fill-color="#ffffff"/>
      <style:paragraph-properties fo:margin-top="0cm" fo:margin-bottom="0.265cm" loext:contextual-spacing="false" fo:background-color="#ffffff"/>
      <style:text-properties fo:color="#000000" style:font-name="Calibri" fo:font-size="13pt" style:font-size-asian="13pt" style:font-size-complex="13pt"/>
    </style:style>
    <style:style style:name="T1" style:family="text">
      <style:text-properties fo:color="#404040" fo:font-size="13pt" style:font-size-asian="13pt" style:font-name-complex="Arial" style:font-size-complex="13pt"/>
    </style:style>
    <style:style style:name="T2" style:family="text">
      <style:text-properties fo:color="#222222" fo:font-size="13pt" fo:background-color="#ffffff" loext:char-shading-value="0" style:font-size-asian="13pt" style:font-name-complex="Arial" style:font-size-complex="13pt"/>
    </style:style>
    <style:style style:name="T3" style:family="text">
      <style:text-properties fo:color="#222222" fo:font-size="13pt" fo:background-color="#ffffff" loext:char-shading-value="0" style:font-size-asian="13pt" style:font-name-complex="Arial" style:font-size-complex="13pt" style:font-weight-complex="bold"/>
    </style:style>
    <style:style style:name="T4" style:family="text">
      <style:text-properties fo:font-size="13pt" fo:background-color="#ffffff" loext:char-shading-value="0" style:font-size-asian="13pt" style:font-name-complex="Arial" style:font-size-complex="13pt"/>
    </style:style>
    <style:style style:name="T5" style:family="text">
      <style:text-properties fo:font-size="13pt" style:font-size-asian="13pt" style:font-size-complex="13pt"/>
    </style:style>
    <style:style style:name="T6" style:family="text">
      <style:text-properties fo:font-size="13pt" officeooo:rsid="0003cc48" style:font-size-asian="13pt" style:font-size-complex="13pt"/>
    </style:style>
    <style:style style:name="T7" style:family="text">
      <style:text-properties fo:color="#000000" style:font-name="Calibri" fo:font-size="13pt" style:font-size-asian="13pt" style:font-size-complex="13pt"/>
    </style:style>
    <style:style style:name="T8" style:family="text">
      <style:text-properties fo:color="#000000" fo:font-size="13pt" style:font-size-asian="13pt" style:font-size-complex="13pt"/>
    </style:style>
    <style:style style:name="T9" style:family="text">
      <style:text-properties fo:color="#000000" style:font-name="Calibri1" fo:font-size="13pt" fo:font-weight="normal" officeooo:rsid="0003cc48" style:font-size-asian="13pt" style:font-weight-asian="normal" style:font-size-complex="13pt" style:font-weight-complex="normal"/>
    </style:style>
    <style:style style:name="T10" style:family="text">
      <style:text-properties fo:color="#000000" style:font-name="Calibri1" fo:font-weight="normal" officeooo:rsid="00056524" style:font-size-asian="13pt" style:font-weight-asian="normal" style:font-weight-complex="normal"/>
    </style:style>
    <style:style style:name="T11" style:family="text">
      <style:text-properties fo:color="#dc143c" style:font-name="Calibri" fo:font-size="13pt" fo:background-color="#f1f1f1" loext:char-shading-value="0" style:font-name-asian="Calibri2" style:font-size-asian="13pt" style:font-size-complex="13pt"/>
    </style:style>
    <style:style style:name="T12" style:family="text">
      <style:text-properties style:font-name="Calibri1" fo:font-size="13pt" style:font-size-asian="13pt" style:font-size-complex="13pt"/>
    </style:style>
    <style:style style:name="T13" style:family="text">
      <style:text-properties style:font-name="Calibri1" fo:font-size="13pt" officeooo:rsid="0004aff1" style:font-size-asian="13pt" style:font-size-complex="13pt"/>
    </style:style>
    <style:style style:name="T14" style:family="text">
      <style:text-properties style:font-name="Calibri1" fo:font-weight="normal" officeooo:rsid="00056524" style:font-size-asian="13pt" style:font-weight-asian="normal" style:font-weight-complex="normal"/>
    </style:style>
    <style:style style:name="T15" style:family="text">
      <style:text-properties fo:font-weight="normal" officeooo:rsid="00056524"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BOOTSTRAP</text:p>
      <text:p text:style-name="P1">Hey guys... today we are here to discuss about bootstrap. So what the heck is bootstrap?</text:p>
      <text:p text:style-name="Standard"><text:span text:style-name="T1">According to the official website of bootstrap which is https://getbootstrap.com, </text:span><text:span text:style-name="Strong"><text:span text:style-name="T1">Bootstrap is the most popular HTML, CSS, and JS framework for developing responsive, mobile first projects on the web. </text:span></text:span><text:span text:style-name="T1">Sounds great! Now how do I use it?</text:span></text:p>
      <text:p text:style-name="P25">PREREQUISITE</text:p>
      <text:p text:style-name="P1">Just now I said that it is html and CSS framework, so yes obviously you need to know that and for that you may read my previous post on html and css.</text:p>
      <text:p text:style-name="Standard"><text:span text:style-name="T3">Bootstrap</text:span><text:span text:style-name="T2"> is a </text:span><text:span text:style-name="T4">free and open-source</text:span><text:span text:style-name="T2"> front-end </text:span><text:span text:style-name="T4">framework</text:span><text:span text:style-name="T2"> for designing </text:span><text:span text:style-name="T4">websites</text:span><text:span text:style-name="T2"> and </text:span><text:span text:style-name="T4">web applications</text:span><text:span text:style-name="T2">. It contains </text:span><text:span text:style-name="T4">HTML</text:span><text:span text:style-name="T2">- and </text:span><text:span text:style-name="T4">CSS</text:span><text:span text:style-name="T2">-based design templates for </text:span><text:span text:style-name="T4">typography</text:span><text:span text:style-name="T2">, forms, buttons, navigation and other <text:s/>components, as well as optional </text:span><text:span text:style-name="T4">JavaScript</text:span><text:span text:style-name="T2"> extensions. Unlike many web frameworks, it concerns itself with </text:span><text:span text:style-name="T4">front-end development</text:span><text:span text:style-name="T2"> only.</text:span></text:p>
      <text:p text:style-name="P26">To make sure that the application you are developing works on all the devices i.e from large sized desktops to the tiny mobile screens, and we don’t have to code differently for them, bootstrap is used. This is one of the reasons. Below is the list of all the advantages of bootstrap.</text:p>
      <text:p text:style-name="P1"/>
      <text:p text:style-name="P27">INSTALLATION</text:p>
      <text:p text:style-name="P26"><text:s/>Bootstrap provides you with 2 options-</text:p>
      <text:p text:style-name="P26">Either you can download all the files to you machine for the link https://getbootstrap.com/docs/4.0/getting-started/download/ and them link them up in your HTML code or else you can use CDN (Content Delivery Network). In order if you <text:s/>go ahead with CDN then the following code has to be added in your HTML code.</text:p>
      <text:p text:style-name="P4"><text:soft-page-break/>&lt;meta name="viewport" content="width=device-width, initial-scale=1, <text:s/>shrink-to-fit=no"&gt;</text:p>
      <text:p text:style-name="P4"><text:s text:c="4"/>&lt;link rel="stylesheet" href="https://maxcdn.bootstrapcdn.com/bootstrap/4.0.0/css/bootstrap.min.css" integrity="sha384-Gn5384xqQ1aoWXA+058RXPxPg6fy4IWvTNh0E263XmFcJlSAwiGgFAW/dAiS6JXm" crossorigin="anonymous"&gt;</text:p>
      <text:p text:style-name="P4"><text:s text:c="4"/>&lt;script src="https://code.jquery.com/jquery-3.2.1.slim.min.js" integrity="sha384-KJ3o2DKtIkvYIK3UENzmM7KCkRr/rE9/Qpg6aAZGJwFDMVNA/GpGFF93hXpG5KkN" crossorigin="anonymous"&gt;&lt;/script&gt;</text:p>
      <text:p text:style-name="P4"><text:s text:c="4"/>&lt;script src="https://cdnjs.cloudflare.com/ajax/libs/popper.js/1.12.9/umd/popper.min.js" integrity="sha384-ApNbgh9B+Y1QKtv3Rn7W3mgPxhU9K/ScQsAP7hUibX39j7fakFPskvXusvfa0b4Q" crossorigin="anonymous"&gt;&lt;/script&gt;</text:p>
      <text:p text:style-name="P4"><text:s text:c="4"/>&lt;script src="https://maxcdn.bootstrapcdn.com/bootstrap/4.0.0/js/bootstrap.min.js" integrity="sha384-JZR6Spejh4U02d8jOt6vLEHfe/JQGiRRSQQxSfFWpi1MquVdAyjUar5+76PVCmYl" crossorigin="anonymous"&gt;&lt;/script&gt;</text:p>
      <text:p text:style-name="P4"/>
      <text:h text:style-name="P37" text:outline-level="2">Bootstrap Grid System</text:h>
      <text:p text:style-name="P19">Bootstrap's grid system allows up to 12 columns across the page.</text:p>
      <text:p text:style-name="P19">If you do not want to use all 12 columns individually, you can group the columns together to create wider columns:</text:p>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column table:style-name="Table1.B"/>
        <table:table-column table:style-name="Table1.A"/>
        <table:table-column table:style-name="Table1.B" table:number-columns-repeated="2"/>
        <table:table-column table:style-name="Table1.A"/>
        <table:table-column table:style-name="Table1.L"/>
        <table:table-row table:style-name="Table1.1">
          <table:table-cell table:style-name="Table1.A1" office:value-type="string">
            <text:p text:style-name="P34">span 1</text:p>
          </table:table-cell>
          <table:table-cell table:style-name="Table1.A1" office:value-type="string">
            <text:p text:style-name="P34">span 1</text:p>
          </table:table-cell>
          <table:table-cell table:style-name="Table1.A1" office:value-type="string">
            <text:p text:style-name="P34">span 1</text:p>
          </table:table-cell>
          <table:table-cell table:style-name="Table1.A1" office:value-type="string">
            <text:p text:style-name="P34">span 1</text:p>
          </table:table-cell>
          <table:table-cell table:style-name="Table1.A1" office:value-type="string">
            <text:p text:style-name="P34">span 1</text:p>
          </table:table-cell>
          <table:table-cell table:style-name="Table1.A1" office:value-type="string">
            <text:p text:style-name="P34">span 1</text:p>
          </table:table-cell>
          <table:table-cell table:style-name="Table1.A1" office:value-type="string">
            <text:p text:style-name="P34">span 1</text:p>
          </table:table-cell>
          <table:table-cell table:style-name="Table1.A1" office:value-type="string">
            <text:p text:style-name="P34">span 1</text:p>
          </table:table-cell>
          <table:table-cell table:style-name="Table1.A1" office:value-type="string">
            <text:p text:style-name="P34">span 1</text:p>
          </table:table-cell>
          <table:table-cell table:style-name="Table1.A1" office:value-type="string">
            <text:p text:style-name="P34">span 1</text:p>
          </table:table-cell>
          <table:table-cell table:style-name="Table1.A1" office:value-type="string">
            <text:p text:style-name="P34">span 1</text:p>
          </table:table-cell>
          <table:table-cell table:style-name="Table1.A1" office:value-type="string">
            <text:p text:style-name="P34">span 1</text:p>
          </table:table-cell>
        </table:table-row>
        <table:table-row table:style-name="Table1.1">
          <table:table-cell table:style-name="Table1.A1" table:number-columns-spanned="4" office:value-type="string">
            <text:p text:style-name="P34"> span 4</text:p>
          </table:table-cell>
          <table:covered-table-cell/>
          <table:covered-table-cell/>
          <table:covered-table-cell/>
          <table:table-cell table:style-name="Table1.A1" table:number-columns-spanned="4" office:value-type="string">
            <text:p text:style-name="P34"> span 4</text:p>
          </table:table-cell>
          <table:covered-table-cell/>
          <table:covered-table-cell/>
          <table:covered-table-cell/>
          <table:table-cell table:style-name="Table1.A1" table:number-columns-spanned="4" office:value-type="string">
            <text:p text:style-name="P34"> span 4</text:p>
          </table:table-cell>
          <table:covered-table-cell/>
          <table:covered-table-cell/>
          <table:covered-table-cell/>
        </table:table-row>
        <table:table-row table:style-name="Table1.1">
          <table:table-cell table:style-name="Table1.A1" table:number-columns-spanned="4" office:value-type="string">
            <text:p text:style-name="P34">span 4</text:p>
          </table:table-cell>
          <table:covered-table-cell/>
          <table:covered-table-cell/>
          <table:covered-table-cell/>
          <table:table-cell table:style-name="Table1.A1" table:number-columns-spanned="8" office:value-type="string">
            <text:p text:style-name="P34">span 8</text:p>
          </table:table-cell>
          <table:covered-table-cell/>
          <table:covered-table-cell/>
          <table:covered-table-cell/>
          <table:covered-table-cell/>
          <table:covered-table-cell/>
          <table:covered-table-cell/>
          <table:covered-table-cell/>
        </table:table-row>
        <table:table-row table:style-name="Table1.1">
          <table:table-cell table:style-name="Table1.A1" table:number-columns-spanned="6" office:value-type="string">
            <text:p text:style-name="P34">span 6</text:p>
          </table:table-cell>
          <table:covered-table-cell/>
          <table:covered-table-cell/>
          <table:covered-table-cell/>
          <table:covered-table-cell/>
          <table:covered-table-cell/>
          <table:table-cell table:style-name="Table1.A1" table:number-columns-spanned="6" office:value-type="string">
            <text:p text:style-name="P34">span 6<text:soft-page-break/></text:p>
          </table:table-cell>
          <table:covered-table-cell/>
          <table:covered-table-cell/>
          <table:covered-table-cell/>
          <table:covered-table-cell/>
          <table:covered-table-cell/>
        </table:table-row>
        <table:table-row table:style-name="Table1.1">
          <table:table-cell table:style-name="Table1.A1" table:number-columns-spanned="12" office:value-type="string">
            <text:p text:style-name="P34">span 12</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9">Bootstrap's grid system is responsive, and the columns will re-arrange automatically depending on the screen size.</text:p>
      <text:p text:style-name="P19"/>
      <text:h text:style-name="P37" text:outline-level="2">Grid Classes</text:h>
      <text:p text:style-name="P19">The Bootstrap grid system has four classes:</text:p>
      <text:list xml:id="list5040374753817915588" text:style-name="WWNum1">
        <text:list-item>
          <text:p text:style-name="P35"><text:span text:style-name="HTML_20_Code"><text:span text:style-name="T11">xs</text:span></text:span><text:span text:style-name="T8"> (for phones - screens less than 768px wide)</text:span></text:p>
        </text:list-item>
        <text:list-item>
          <text:p text:style-name="P35"><text:span text:style-name="HTML_20_Code"><text:span text:style-name="T11">sm</text:span></text:span><text:span text:style-name="T8"> (for tablets - screens equal to or greater than 768px wide)</text:span></text:p>
        </text:list-item>
        <text:list-item>
          <text:p text:style-name="P35"><text:span text:style-name="HTML_20_Code"><text:span text:style-name="T11">md</text:span></text:span><text:span text:style-name="T8"> (for small laptops - screens equal to or greater than 992px wide)</text:span></text:p>
        </text:list-item>
        <text:list-item>
          <text:p text:style-name="P35"><text:span text:style-name="HTML_20_Code"><text:span text:style-name="T11">lg</text:span></text:span><text:span text:style-name="T8"> (for laptops and desktops - screens equal to or greater than 1200px wide)</text:span></text:p>
        </text:list-item>
      </text:list>
      <text:p text:style-name="P19">The classes above can be combined to create more dynamic and flexible layouts.</text:p>
      <text:p text:style-name="P19"/>
      <text:p text:style-name="P29">Basic Structure of a Bootstrap Grid</text:p>
      <text:p text:style-name="P31">In bootstrap the column cells are initializes using the syntax &lt; div class=”col-sm-4”&gt;</text:p>
      <text:p text:style-name="P31">Where sm signifies that we are building according to a small device and 4 signifies 4 columns. So sm and column number can be changed as per the need.</text:p>
      <text:p text:style-name="P30">Container</text:p>
      <text:p text:style-name="P32">It contains all the elements of the page and applies responsive properties to them.</text:p>
      <text:p text:style-name="P32">It is of 2 types:</text:p>
      <text:p text:style-name="P32">1. Container</text:p>
      <text:p text:style-name="P32"><text:soft-page-break/>2. Container-fluid</text:p>
      <text:p text:style-name="P32">Container does not cover the entire width of the screen whereas container-width covers the entire width.</text:p>
      <text:p text:style-name="P13">Media queries</text:p>
      <text:p text:style-name="P18"><text:span text:style-name="T15">S</text:span><text:span text:style-name="T14">ince Bootstrap is developed to be mobile first, we use a handful of media querie</text:span><text:span text:style-name="T10">s</text:span><text:span text:style-name="T14"> to create sensible breakpoints for our layouts and interfaces. These breakpoints are mostly based on minimum viewport widths allow us to scale up elements as the viewport changes.</text:span></text:p>
      <text:p text:style-name="P36"/>
      <text:p text:style-name="Preformatted_20_Text"><text:span text:style-name="Source_20_Text"><text:span text:style-name="T12">// Extra small devices (portrait phones, less than 576px)</text:span></text:span></text:p>
      <text:p text:style-name="Preformatted_20_Text"><text:span text:style-name="Source_20_Text"><text:span text:style-name="T12">// No media query since this is the default in Bootstrap</text:span></text:span></text:p>
      <text:p text:style-name="P22"/>
      <text:p text:style-name="Preformatted_20_Text"><text:span text:style-name="Source_20_Text"><text:span text:style-name="T12">// Small devices (landscape phones, 576px and up)</text:span></text:span></text:p>
      <text:p text:style-name="Preformatted_20_Text"><text:span text:style-name="Source_20_Text"><text:span text:style-name="T12">@media (min-width: 576px) { ... }</text:span></text:span></text:p>
      <text:p text:style-name="P22"/>
      <text:p text:style-name="Preformatted_20_Text"><text:span text:style-name="Source_20_Text"><text:span text:style-name="T12">// Medium devices (tablets, 768px and up)</text:span></text:span></text:p>
      <text:p text:style-name="Preformatted_20_Text"><text:span text:style-name="Source_20_Text"><text:span text:style-name="T12">@media (min-width: 768px) { ... }</text:span></text:span></text:p>
      <text:p text:style-name="P22"/>
      <text:p text:style-name="Preformatted_20_Text"><text:span text:style-name="Source_20_Text"><text:span text:style-name="T12">// Large devices (desktops, 992px and up)</text:span></text:span></text:p>
      <text:p text:style-name="Preformatted_20_Text"><text:span text:style-name="Source_20_Text"><text:span text:style-name="T12">@media (min-width: 992px) { ... }</text:span></text:span></text:p>
      <text:p text:style-name="P22"/>
      <text:p text:style-name="Preformatted_20_Text"><text:span text:style-name="Source_20_Text"><text:span text:style-name="T12">// Extra large devices (large desktops, 1200px and up)</text:span></text:span></text:p>
      <text:p text:style-name="Preformatted_20_Text"><text:span text:style-name="Source_20_Text"><text:span text:style-name="T12">@media (min-width: 1200px) { ... }</text:span></text:span></text:p>
      <text:p text:style-name="P15"/>
      <text:p text:style-name="P30"/>
      <text:p text:style-name="P30"><text:soft-page-break/></text:p>
      <text:p text:style-name="P30">Responsive images</text:p>
      <text:p text:style-name="P2"><text:span text:style-name="T4">Images in your webpage should be responsive. In case you find they are not, you can add &lt;img class=”img-fluid” src=.....&gt; or instead of img-fluid you can use img-responsive . Though img-fluid has been added in bootstrap4 and img-responsive was in bootstrap3 but still img-responsive is what worked for me.</text:span><text:span text:style-name="T7">The img-responsive class applies display: block and max-width: 100% and height: auto to the image:</text:span></text:p>
      <text:p text:style-name="P31"><text:s/></text:p>
      <text:p text:style-name="P12">CAROUSEL</text:p>
      <text:p text:style-name="P3">If we want to add the element where the images slide periodically or we can slide them by ourselves using the left right navigation buttons, carousel may be used.</text:p>
      <text:p text:style-name="P3">Below is the code of carousel</text:p>
      <text:p text:style-name="P5">&lt;div id="myCarousel" class="carousel slide" data-ride="carousel"&gt;<text:line-break/> &lt;!-- Indicators --&gt;<text:line-break/> &lt;ol class="carousel-indicators"&gt;<text:line-break/> &lt;li data-target="#myCarousel" data-slide-to="0" class="active"&gt;&lt;/li&gt;<text:line-break/>&lt;li data-target="#myCarousel" data-slide-to="1"&gt;&lt;/li&gt;<text:line-break/> &lt;li data-target="#myCarousel" data-slide-to="2"&gt;&lt;/li&gt;<text:line-break/> &lt;/ol&gt;<text:line-break/><text:line-break/> &lt;!-- Wrapper for slides --&gt;<text:line-break/> &lt;div class="carousel-inner"&gt;<text:line-break/> &lt;div class="item active"&gt;<text:line-break/> &lt;img src="la.jpg" alt="Los Angeles"&gt;<text:line-break/> &lt;/div&gt;<text:line-break/><text:line-break/> &lt;div class="item"&gt;<text:line-break/> &lt;img src="chicago.jpg" alt="Chicago"&gt;<text:line-break/> &lt;/div&gt;<text:line-break/><text:line-break/><text:soft-page-break/> &lt;div class="item"&gt;<text:line-break/> &lt;img src="ny.jpg" alt="New York"&gt;<text:line-break/> &lt;/div&gt;<text:line-break/> &lt;/div&gt;<text:line-break/><text:line-break/> &lt;!-- Left and right controls --&gt;<text:line-break/> &lt;a class="left carousel-control" href="#myCarousel" data-slide="prev"&gt;<text:line-break/> &lt;span class="glyphicon glyphicon-chevron-left"&gt;&lt;/span&gt;<text:line-break/> &lt;span class="sr-only"&gt;Previous&lt;/span&gt;<text:line-break/> &lt;/a&gt;<text:line-break/> &lt;a class="right carousel-control" href="#myCarousel" data-slide="next"&gt;<text:line-break/> &lt;span class="glyphicon glyphicon-chevron-right"&gt;&lt;/span&gt;<text:line-break/> &lt;span class="sr-only"&gt;Next&lt;/span&gt;<text:line-break/> &lt;/a&gt;<text:line-break/>&lt;/div&gt;</text:p>
      <text:p text:style-name="P5"/>
      <text:p text:style-name="P9">CAROUSEL INDICATORS</text:p>
      <text:p text:style-name="P5">These are the dots below the images in carousel which shows which image is selected. It can also be used for navigating.</text:p>
      <text:p text:style-name="P9">WRAPPER FOR SLIDES</text:p>
      <text:p text:style-name="P5">This section conatins the images to be displayed in the carousel.</text:p>
      <text:p text:style-name="P9">LEFT AND RIGHT CONTROLS</text:p>
      <text:p text:style-name="P5">These are the left and right buttons on carousel images.</text:p>
      <text:p text:style-name="P5"/>
      <text:p text:style-name="P10">GLYPHICONS</text:p>
      <text:p text:style-name="P6">The styled icons which we can use in our website as per our needs. For eg. adding social networking buttons.</text:p>
      <text:p text:style-name="P6"/>
      <text:p text:style-name="P11">NAVBAR</text:p>
      <text:p text:style-name="P16"><text:soft-page-break/>With Bootstrap, a navigation bar can extend or collapse it self, depending on the screen size.</text:p>
      <text:p text:style-name="Text_20_body"><text:span text:style-name="T5">A standard navigation bar is created with </text:span><text:span text:style-name="Source_20_Text"><text:span text:style-name="T5">&lt;nav class="navbar navbar-default"&gt;</text:span></text:span><text:span text:style-name="T5">. </text:span><text:span text:style-name="T6">A standard navigation bar is as below.</text:span></text:p>
      <text:p text:style-name="P17"><draw:frame draw:style-name="fr1" draw:name="Image1" text:anchor-type="paragraph" svg:x="-0.582cm" svg:y="0.332cm" svg:width="17.619cm" svg:height="1.365cm" draw:z-index="0"><draw:image xlink:href="Pictures/10000000000003A0000000485ED5A313564321D4.png" xlink:type="simple" xlink:show="embed" xlink:actuate="onLoad"/></draw:frame></text:p>
      <text:p text:style-name="P8">Code:</text:p>
      <text:p text:style-name="P7">&lt;nav class="navbar navbar-default"&gt;<text:line-break/> &lt;div class="container-fluid"&gt;<text:line-break/> &lt;div class="navbar-header"&gt;<text:line-break/> &lt;a class="navbar-brand" href="#"&gt;WebSiteName&lt;/a&gt;<text:line-break/> &lt;/div&gt;<text:line-break/>&lt;ul class="nav navbar-nav"&gt;<text:line-break/> &lt;li class="active"&gt;&lt;a href="#"&gt;Home&lt;/a&gt;&lt;/li&gt;<text:line-break/>&lt;li&gt;&lt;a href="#"&gt;Page 1&lt;/a&gt;&lt;/li&gt;<text:line-break/>&lt;li&gt;&lt;a href="#"&gt;Page 2&lt;/a&gt;&lt;/li&gt;<text:line-break/>&lt;li&gt;&lt;a href="#"&gt;Page 3&lt;/a&gt;&lt;/li&gt;<text:line-break/>&lt;/ul&gt;<text:line-break/> &lt;/div&gt;<text:line-break/>&lt;/nav&gt;</text:p>
      <text:p text:style-name="P7"/>
      <text:p text:style-name="P11">JUMBOTRON</text:p>
      <text:p text:style-name="P14"><text:span text:style-name="T9">A</text:span><text:span text:style-name="T12"> lightweight, flexible component that can optionally extend the entire viewport to showcase key marketing messages on your site. </text:span><text:span text:style-name="T13">It u</text:span><text:span text:style-name="T12">ses utility classes for typography and spacing to space content out within the larger container. </text:span><text:span text:style-name="T13">It does not occupy the entire width of the screen and has rounded corners.So t</text:span><text:span text:style-name="T12">o make the jumbotron full width, and without rounded corners, add the </text:span><text:span text:style-name="Source_20_Text"><text:span text:style-name="T12">.jumbotron-fluid</text:span></text:span><text:span text:style-name="T12"> modifier class and add a </text:span><text:span text:style-name="Source_20_Text"><text:span text:style-name="T12">.container</text:span></text:span><text:span text:style-name="T12"> or </text:span><text:span text:style-name="Source_20_Text"><text:span text:style-name="T12">.container-fluid</text:span></text:span><text:span text:style-name="T12"> within.</text:span></text:p>
      <text:p text:style-name="P21"><text:span text:style-name="Source_20_Text"><text:span text:style-name="T13">&lt;div class="jumbotron jumbotron"&gt; is used to make a normal jumbotron.</text:span></text:span></text:p>
      <text:p text:style-name="P20"><text:soft-page-break/><text:span text:style-name="Source_20_Text"><text:span text:style-name="T13">&lt;</text:span></text:span><text:span text:style-name="Source_20_Text"><text:span text:style-name="T12">div class="jumbotron jumbotron-</text:span></text:span><text:span text:style-name="Source_20_Text"><text:span text:style-name="T13">f</text:span></text:span><text:span text:style-name="Source_20_Text"><text:span text:style-name="T12">luid"&gt; </text:span></text:span><text:span text:style-name="Source_20_Text"><text:span text:style-name="T13">is used to make a fluid jumbotron.</text:span></text:span></text:p>
      <text:p text:style-name="P20"><text:span text:style-name="Source_20_Text"><text:span text:style-name="T12"/></text:span></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mily-generic="swiss"/>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n" style:country-asian="GB"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n" style:country-asian="GB" style:font-weight-asian="bold" style:font-name-complex="Times New Roman1" style:font-family-complex="'Times New Roman'" style:font-family-generic-complex="system" style:font-pitch-complex="variable" style:font-size-complex="18pt"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fo:font-size="13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 V Mittal</meta:initial-creator>
    <meta:editing-cycles>4</meta:editing-cycles>
    <meta:creation-date>2018-02-06T02:12:00</meta:creation-date>
    <dc:date>2018-02-08T15:16:45.224714668</dc:date>
    <meta:editing-duration>PT37M35S</meta:editing-duration>
    <meta:generator>LibreOffice/5.1.6.2$Linux_X86_64 LibreOffice_project/10m0$Build-2</meta:generator>
    <meta:document-statistic meta:table-count="1" meta:image-count="1" meta:object-count="0" meta:page-count="8" meta:paragraph-count="91" meta:word-count="1051" meta:character-count="7599" meta:non-whitespace-character-count="658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